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2.055cm" fo:min-width="12.074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6.94cm" fo:min-width="8.126cm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fo:min-height="7.425cm" fo:min-width="5.8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7.399cm" svg:x="1.889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3.716cm" svg:height="11.43cm" svg:x="3.794cm" svg:y="5.57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10.414cm" svg:height="10.033cm" svg:x="5.572cm" svg:y="5.953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4" draw:text-style-name="P3" draw:layer="layout" svg:width="1.311cm" svg:height="0.848cm" svg:x="12.811cm" svg:y="8.915cm">
          <draw:text-box>
            <text:p>D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20:23:11.608621459</meta:creation-date>
    <dc:date>2018-10-15T20:38:52.619269251</dc:date>
    <meta:editing-duration>PT5M29S</meta:editing-duration>
    <meta:editing-cycles>3</meta:editing-cycles>
    <meta:generator>LibreOffice/6.0.3.2$Linux_X86_64 LibreOffice_project/00m0$Build-2</meta:generator>
    <meta:document-statistic meta:object-count="4"/>
  </office:meta>
</office:document-meta>
</file>